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661in"/>
    </style:style>
    <style:style style:name="co2" style:family="table-column">
      <style:table-column-properties fo:break-before="auto" style:column-width="1.8563in"/>
    </style:style>
    <style:style style:name="co3" style:family="table-column">
      <style:table-column-properties fo:break-before="auto" style:column-width="2.136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2.4535in"/>
    </style:style>
    <style:style style:name="co6" style:family="table-column">
      <style:table-column-properties fo:break-before="auto" style:column-width="1.952in"/>
    </style:style>
    <style:style style:name="co7" style:family="table-column">
      <style:table-column-properties fo:break-before="auto" style:column-width="1.639in"/>
    </style:style>
    <style:style style:name="co8" style:family="table-column">
      <style:table-column-properties fo:break-before="auto" style:column-width="2.4256in"/>
    </style:style>
    <style:style style:name="co9" style:family="table-column">
      <style:table-column-properties fo:break-before="auto" style:column-width="1.8681in"/>
    </style:style>
    <style:style style:name="co10" style:family="table-column">
      <style:table-column-properties fo:break-before="auto" style:column-width="1.1992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>
      <style:text-properties fo:color="#c0c0c0" fo:font-style="italic" style:font-style-asian="italic" style:font-style-complex="italic"/>
    </style:style>
    <style:style style:name="ce3" style:family="table-cell" style:parent-style-name="MuPad">
      <style:text-properties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name-asian="Courier New1" style:font-size-asian="11pt" style:language-asian="en" style:country-asian="US" style:font-style-asian="normal" style:font-weight-asian="normal" style:font-name-complex="Courier New1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MuPad">
      <style:text-properties style:font-name-asian="Courier New1" style:font-size-asian="11pt" style:language-asian="en" style:country-asian="US" style:font-name-complex="Courier New1" style:font-size-complex="6.25pt" style:language-complex="en" style:country-complex="US"/>
    </style:style>
    <style:style style:name="ce5" style:family="table-cell" style:parent-style-name="Default" style:data-style-name="N124"/>
    <style:style style:name="ce6" style:family="table-cell" style:parent-style-name="Default" style:data-style-name="N124">
      <style:text-properties fo:color="#c0c0c0" fo:font-style="italic" style:font-style-asian="italic" style:font-style-complex="italic"/>
    </style:style>
    <style:style style:name="ce7" style:family="table-cell" style:parent-style-name="Default" style:data-style-name="N2"/>
    <style:style style:name="ce8" style:family="table-cell" style:parent-style-name="Default" style:data-style-name="N1"/>
    <style:style style:name="ce9" style:family="table-cell" style:parent-style-name="Default" style:data-style-name="N123"/>
    <style:style style:name="ce10" style:family="table-cell" style:parent-style-name="Default" style:data-style-name="N123">
      <style:text-properties fo:color="#c0c0c0" fo:font-style="italic" style:font-style-asian="italic" style:font-style-complex="italic"/>
    </style:style>
    <style:style style:name="ce11" style:family="table-cell" style:parent-style-name="Default" style:data-style-name="N126"/>
    <style:style style:name="ce12" style:family="table-cell" style:parent-style-name="text_20_en">
      <style:table-cell-properties style:text-align-source="fix" style:repeat-content="false"/>
      <style:paragraph-properties fo:text-align="end" fo:margin-left="0in"/>
      <style:text-properties style:font-name-asian="Courier New1" style:font-size-asian="11pt" style:language-asian="en" style:country-asian="US" style:font-name-complex="Courier New1" style:font-size-complex="6.25pt" style:language-complex="en" style:country-complex="US"/>
    </style:style>
    <style:style style:name="ce13" style:family="table-cell" style:parent-style-name="Default" style:data-style-name="N125"/>
    <style:style style:name="ce14" style:family="table-cell" style:parent-style-name="Default" style:data-style-name="N130"/>
    <style:style style:name="ce15" style:family="table-cell" style:parent-style-name="Default" style:data-style-name="N130">
      <style:text-properties fo:color="#c0c0c0" fo:font-style="italic" style:font-style-asian="italic" style:font-style-complex="italic"/>
    </style:style>
    <style:style style:name="ce16" style:family="table-cell" style:parent-style-name="Default" style:data-style-name="N127"/>
    <style:style style:name="ce17" style:family="table-cell" style:parent-style-name="Default" style:data-style-name="N127">
      <style:text-properties fo:color="#c0c0c0" fo:font-style="italic" style:font-style-asian="italic" style:font-style-complex="italic"/>
    </style:style>
    <style:style style:name="ce18" style:family="table-cell" style:parent-style-name="Default" style:data-style-name="N125">
      <style:text-properties fo:color="#c0c0c0"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integral" table:style-name="ta1" table:print="false">
        <office:forms form:automatic-focus="false" form:apply-design-mode="false"/>
        <table:table-column table:style-name="co1" table:default-cell-style-name="science"/>
        <table:table-column table:style-name="co2" table:default-cell-style-name="Default"/>
        <table:table-column table:style-name="co3" table:default-cell-style-name="science"/>
        <table:table-column table:style-name="co4" table:default-cell-style-name="Default"/>
        <table:table-row table:style-name="ro1">
          <table:table-cell table:style-name="ce1" office:value-type="string">
            <text:p>y≈ 3 * X1 – 7 * X2 + 11</text:p>
          </table:table-cell>
          <table:table-cell office:value-type="string">
            <text:p>X1</text:p>
          </table:table-cell>
          <table:table-cell table:style-name="Default" office:value-type="string">
            <text:p>X2</text:p>
          </table:table-cell>
          <table:table-cell office:value-type="string">
            <text:p>y= 3 * X1 – 7 * X2 + 11</text:p>
          </table:table-cell>
        </table:table-row>
        <table:table-row table:style-name="ro1">
          <table:table-cell table:style-name="Default" office:value-type="float" office:value="-10188">
            <text:p>-10188</text:p>
          </table:table-cell>
          <table:table-cell office:value-type="float" office:value="100">
            <text:p>100</text:p>
          </table:table-cell>
          <table:table-cell table:style-name="Default" office:value-type="float" office:value="1500">
            <text:p>1500</text:p>
          </table:table-cell>
          <table:table-cell office:value-type="float" office:value="-10189">
            <text:p>-10189</text:p>
          </table:table-cell>
        </table:table-row>
        <table:table-row table:style-name="ro1">
          <table:table-cell table:style-name="Default" office:value-type="float" office:value="-6757">
            <text:p>-6757</text:p>
          </table:table-cell>
          <table:table-cell office:value-type="float" office:value="101">
            <text:p>101</text:p>
          </table:table-cell>
          <table:table-cell table:style-name="Default" office:value-type="float" office:value="1010">
            <text:p>1010</text:p>
          </table:table-cell>
          <table:table-cell office:value-type="float" office:value="-6756">
            <text:p>-6756</text:p>
          </table:table-cell>
        </table:table-row>
        <table:table-row table:style-name="ro1">
          <table:table-cell table:style-name="Default" office:value-type="float" office:value="-6542">
            <text:p>-6542</text:p>
          </table:table-cell>
          <table:table-cell office:value-type="float" office:value="102">
            <text:p>102</text:p>
          </table:table-cell>
          <table:table-cell table:style-name="Default" office:value-type="float" office:value="980">
            <text:p>980</text:p>
          </table:table-cell>
          <table:table-cell office:value-type="float" office:value="-6543">
            <text:p>-6543</text:p>
          </table:table-cell>
        </table:table-row>
        <table:table-row table:style-name="ro1">
          <table:table-cell table:style-name="Default" office:value-type="float" office:value="-5761">
            <text:p>-5761</text:p>
          </table:table-cell>
          <table:table-cell office:value-type="float" office:value="105">
            <text:p>105</text:p>
          </table:table-cell>
          <table:table-cell table:style-name="Default" office:value-type="float" office:value="870">
            <text:p>870</text:p>
          </table:table-cell>
          <table:table-cell office:value-type="float" office:value="-5764">
            <text:p>-5764</text:p>
          </table:table-cell>
        </table:table-row>
        <table:table-row table:style-name="ro1">
          <table:table-cell table:style-name="ce2" table:formula="of:=AVERAGE([.A2:.A5])" office:value-type="float" office:value="-7312">
            <text:p>-7312</text:p>
          </table:table-cell>
          <table:table-cell table:style-name="ce2" table:formula="of:=AVERAGE([.B2:.B5])" office:value-type="float" office:value="102">
            <text:p>102</text:p>
          </table:table-cell>
          <table:table-cell table:style-name="ce2" table:formula="of:=AVERAGE([.C2:.C5])" office:value-type="float" office:value="1090">
            <text:p>1090</text:p>
          </table:table-cell>
          <table:table-cell table:style-name="ce2" table:formula="of:=AVERAGE([.D2:.D5])" office:value-type="float" office:value="-7313">
            <text:p>-7313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matrix-columns-spanned="3" table:number-matrix-rows-spanned="5" table:formula="of:=LINEST([.A2:.A5];[.B2:.C5];TRUE();TRUE())" office:value-type="float" office:value="-6.99452631578947">
            <text:p>-6.99452631578947E+000</text:p>
          </table:table-cell>
          <table:table-cell table:style-name="science" office:value-type="float" office:value="4.118796992481">
            <text:p>4.11879699248100E+000</text:p>
          </table:table-cell>
          <table:table-cell office:value-type="float" office:value="-108.083609022536">
            <text:p>-1.08083609022536E+002</text:p>
          </table:table-cell>
          <table:table-cell/>
        </table:table-row>
        <table:table-row table:style-name="ro1">
          <table:table-cell office:value-type="float" office:value="0.00247568308297834">
            <text:p>2.47568308297834E-003</text:p>
          </table:table-cell>
          <table:table-cell table:style-name="science" office:value-type="float" office:value="0.320748742445604">
            <text:p>3.20748742445604E-001</text:p>
          </table:table-cell>
          <table:table-cell office:value-type="float" office:value="34.8435504725256">
            <text:p>3.48435504725256E+001</text:p>
          </table:table-cell>
          <table:table-cell/>
        </table:table-row>
        <table:table-row table:style-name="ro1">
          <table:table-cell office:value-type="float" office:value="0.999999949709745">
            <text:p>9.99999949709745E-001</text:p>
          </table:table-cell>
          <table:table-cell table:style-name="science" office:value-type="float" office:value="0.763056773181255">
            <text:p>7.63056773181255E-001</text:p>
          </table:table-cell>
          <table:table-cell office:value-type="string" office:string-value="#N/A">
            <text:p>#N/A</text:p>
          </table:table-cell>
          <table:table-cell/>
        </table:table-row>
        <table:table-row table:style-name="ro1">
          <table:table-cell office:value-type="float" office:value="9942283.62964799">
            <text:p>9.94228362964799E+006</text:p>
          </table:table-cell>
          <table:table-cell office:value-type="float" office:value="1">
            <text:p>1.00E+000</text:p>
          </table:table-cell>
          <table:table-cell office:value-type="string" office:string-value="#N/A">
            <text:p>#N/A</text:p>
          </table:table-cell>
          <table:table-cell/>
        </table:table-row>
        <table:table-row table:style-name="ro1">
          <table:table-cell office:value-type="float" office:value="11577901.4177444">
            <text:p>1.15779014177444E+007</text:p>
          </table:table-cell>
          <table:table-cell table:style-name="science" office:value-type="float" office:value="0.58225563909779">
            <text:p>5.82255639097790E-001</text:p>
          </table:table-cell>
          <table:table-cell office:value-type="string" office:string-value="#N/A">
            <text:p>#N/A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2">
          <table:table-cell table:style-name="MuPad" office:value-type="string">
            <text:p>MuPad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3" office:value-type="float" office:value="-6.99452631578947">
            <text:p>-6.99452631578947E+000</text:p>
          </table:table-cell>
          <table:table-cell table:style-name="ce4" office:value-type="float" office:value="4.1187969924812">
            <text:p>4.11879699248120E+000</text:p>
          </table:table-cell>
          <table:table-cell table:style-name="ce4" table:formula="of:=-108.083609022556" office:value-type="float" office:value="-108.083609022556">
            <text:p>-1.08083609022556E+002</text:p>
          </table:table-cell>
          <table:table-cell/>
        </table:table-row>
        <table:table-row table:style-name="ro1">
          <table:table-cell table:style-name="ce4" office:value-type="float" office:value="0.00247568308297825">
            <text:p>2.47568308297825E-003</text:p>
          </table:table-cell>
          <table:table-cell table:style-name="ce3" office:value-type="float" office:value="0.320748742445592">
            <text:p>3.20748742445592E-001</text:p>
          </table:table-cell>
          <table:table-cell table:style-name="ce3" office:value-type="float" office:value="34.8435504725243">
            <text:p>3.48435504725243E+001</text:p>
          </table:table-cell>
          <table:table-cell/>
        </table:table-row>
        <table:table-row table:style-name="ro1">
          <table:table-cell table:style-name="ce4" office:value-type="float" office:value="0.999999949709745">
            <text:p>9.99999949709745E-001</text:p>
          </table:table-cell>
          <table:table-cell table:style-name="ce3" office:value-type="float" office:value="0.763056773181226">
            <text:p>7.63056773181226E-001</text:p>
          </table:table-cell>
          <table:table-cell table:style-name="MuPad"/>
          <table:table-cell/>
        </table:table-row>
        <table:table-row table:style-name="ro1">
          <table:table-cell table:style-name="ce4" office:value-type="float" office:value="9942283.62964876">
            <text:p>9.94228362964876E+006</text:p>
          </table:table-cell>
          <table:table-cell office:value-type="float" office:value="1">
            <text:p>1</text:p>
          </table:table-cell>
          <table:table-cell table:style-name="MuPad"/>
          <table:table-cell/>
        </table:table-row>
        <table:table-row table:style-name="ro1">
          <table:table-cell table:style-name="ce4" office:value-type="float" office:value="11577901.4177444">
            <text:p>1.15779014177444E+007</text:p>
          </table:table-cell>
          <table:table-cell table:style-name="ce4" office:value-type="float" office:value="0.582255639097744">
            <text:p>5.82255639097744E-001</text:p>
          </table:table-cell>
          <table:table-cell table:style-name="MuPad"/>
          <table:table-cell/>
        </table:table-row>
        <table:table-row table:style-name="ro1">
          <table:table-cell table:style-name="ce4" table:number-columns-repeated="2"/>
          <table:table-cell table:style-name="MuPad"/>
          <table:table-cell/>
        </table:table-row>
        <table:table-row table:style-name="ro2">
          <table:table-cell table:style-name="Heading" office:value-type="string">
            <text:p>LINEST OOo3.3</text:p>
          </table:table-cell>
          <table:table-cell table:style-name="MuPad" table:number-columns-repeated="2"/>
          <table:table-cell/>
        </table:table-row>
        <table:table-row table:style-name="ro1">
          <table:table-cell office:value-type="float" office:value="-6.99452631578947">
            <text:p>-6.99452631578947E+000</text:p>
          </table:table-cell>
          <table:table-cell table:style-name="science" office:value-type="float" office:value="4.11879699248118">
            <text:p>4.11879699248118E+000</text:p>
          </table:table-cell>
          <table:table-cell office:value-type="float" office:value="-108.083609022549">
            <text:p>-1.08083609022549E+002</text:p>
          </table:table-cell>
          <table:table-cell/>
        </table:table-row>
        <table:table-row table:style-name="ro1">
          <table:table-cell office:value-type="float" office:value="0.00247568332065102">
            <text:p>2.47568332065102E-003</text:p>
          </table:table-cell>
          <table:table-cell table:style-name="science" office:value-type="float" office:value="0.320748773238352">
            <text:p>3.20748773238352E-001</text:p>
          </table:table-cell>
          <table:table-cell office:value-type="float" office:value="34.8435538176008">
            <text:p>3.48435538176008E+001</text:p>
          </table:table-cell>
          <table:table-cell/>
        </table:table-row>
        <table:table-row table:style-name="ro1">
          <table:table-cell office:value-type="float" office:value="0.999999949709736">
            <text:p>9.99999949709736E-001</text:p>
          </table:table-cell>
          <table:table-cell table:style-name="science" office:value-type="float" office:value="0.76305684643711">
            <text:p>7.63056846437110E-001</text:p>
          </table:table-cell>
          <table:table-cell office:value-type="string">
            <text:p>#N/A</text:p>
          </table:table-cell>
          <table:table-cell/>
        </table:table-row>
        <table:table-row table:style-name="ro1">
          <table:table-cell office:value-type="float" office:value="9942281.72066706">
            <text:p>9.94228172066706E+006</text:p>
          </table:table-cell>
          <table:table-cell office:value-type="float" office:value="1">
            <text:p>1</text:p>
          </table:table-cell>
          <table:table-cell office:value-type="string">
            <text:p>#N/A</text:p>
          </table:table-cell>
          <table:table-cell/>
        </table:table-row>
        <table:table-row table:style-name="ro1">
          <table:table-cell office:value-type="float" office:value="11577901.4177443">
            <text:p>1.15779014177443E+007</text:p>
          </table:table-cell>
          <table:table-cell table:style-name="science" office:value-type="float" office:value="0.582255750894547">
            <text:p>5.82255750894547E-001</text:p>
          </table:table-cell>
          <table:table-cell office:value-type="string">
            <text:p>#N/A</text:p>
          </table:table-cell>
          <table:table-cell/>
        </table:table-row>
      </table:table>
      <table:table table:name="decimal" table:style-name="ta1" table:print="false">
        <table:table-column table:style-name="co1" table:default-cell-style-name="science"/>
        <table:table-column table:style-name="co2" table:default-cell-style-name="Default"/>
        <table:table-column table:style-name="co3" table:default-cell-style-name="science"/>
        <table:table-column table:style-name="co4" table:default-cell-style-name="Default"/>
        <table:table-row table:style-name="ro1">
          <table:table-cell table:style-name="ce1" office:value-type="string">
            <text:p>y≈ 3 * X1 – 7 * X2 + 11</text:p>
          </table:table-cell>
          <table:table-cell office:value-type="string">
            <text:p>X1</text:p>
          </table:table-cell>
          <table:table-cell table:style-name="Default" office:value-type="string">
            <text:p>X2</text:p>
          </table:table-cell>
          <table:table-cell office:value-type="string">
            <text:p>y= 0,3 * X1 – 0,7 * X2 + 1,1</text:p>
          </table:table-cell>
        </table:table-row>
        <table:table-row table:style-name="ro1">
          <table:table-cell table:style-name="ce5" office:value-type="float" office:value="0.3501">
            <text:p>0.3501</text:p>
          </table:table-cell>
          <table:table-cell table:style-name="ce7" office:value-type="float" office:value="1">
            <text:p>1.00</text:p>
          </table:table-cell>
          <table:table-cell table:style-name="ce9" office:value-type="float" office:value="1.5">
            <text:p>1.500</text:p>
          </table:table-cell>
          <table:table-cell table:style-name="ce5" table:formula="of:=0.3*[.B2]-0.7*[.C2]+1.1" office:value-type="float" office:value="0.35">
            <text:p>0.3500</text:p>
          </table:table-cell>
        </table:table-row>
        <table:table-row table:style-name="ro1">
          <table:table-cell table:style-name="ce5" office:value-type="float" office:value="0.6959">
            <text:p>0.6959</text:p>
          </table:table-cell>
          <table:table-cell office:value-type="float" office:value="1.01">
            <text:p>1.01</text:p>
          </table:table-cell>
          <table:table-cell table:style-name="ce9" office:value-type="float" office:value="1.01">
            <text:p>1.010</text:p>
          </table:table-cell>
          <table:table-cell table:style-name="ce5" table:formula="of:=0.3*[.B3]-0.7*[.C3]+1.1" office:value-type="float" office:value="0.696">
            <text:p>0.6960</text:p>
          </table:table-cell>
        </table:table-row>
        <table:table-row table:style-name="ro1">
          <table:table-cell table:style-name="ce5" office:value-type="float" office:value="0.7201">
            <text:p>0.7201</text:p>
          </table:table-cell>
          <table:table-cell office:value-type="float" office:value="1.02">
            <text:p>1.02</text:p>
          </table:table-cell>
          <table:table-cell table:style-name="ce9" office:value-type="float" office:value="0.98">
            <text:p>0.980</text:p>
          </table:table-cell>
          <table:table-cell table:style-name="ce5" table:formula="of:=0.3*[.B4]-0.7*[.C4]+1.1" office:value-type="float" office:value="0.72">
            <text:p>0.7200</text:p>
          </table:table-cell>
        </table:table-row>
        <table:table-row table:style-name="ro1">
          <table:table-cell table:style-name="ce5" office:value-type="float" office:value="0.8059">
            <text:p>0.8059</text:p>
          </table:table-cell>
          <table:table-cell office:value-type="float" office:value="1.05">
            <text:p>1.05</text:p>
          </table:table-cell>
          <table:table-cell table:style-name="ce9" office:value-type="float" office:value="0.87">
            <text:p>0.870</text:p>
          </table:table-cell>
          <table:table-cell table:style-name="ce5" table:formula="of:=0.3*[.B5]-0.7*[.C5]+1.1" office:value-type="float" office:value="0.806">
            <text:p>0.8060</text:p>
          </table:table-cell>
        </table:table-row>
        <table:table-row table:style-name="ro1">
          <table:table-cell table:style-name="ce6" table:formula="of:=AVERAGE([.A2:.A5])" office:value-type="float" office:value="0.643">
            <text:p>0.6430</text:p>
          </table:table-cell>
          <table:table-cell table:style-name="ce2" table:formula="of:=AVERAGE([.B2:.B5])" office:value-type="float" office:value="1.02">
            <text:p>1.02</text:p>
          </table:table-cell>
          <table:table-cell table:style-name="ce10" table:formula="of:=AVERAGE([.C2:.C5])" office:value-type="float" office:value="1.09">
            <text:p>1.090</text:p>
          </table:table-cell>
          <table:table-cell table:style-name="ce6" table:formula="of:=AVERAGE([.D2:.D5])" office:value-type="float" office:value="0.643">
            <text:p>0.643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matrix-columns-spanned="3" table:number-matrix-rows-spanned="5" table:formula="of:=LINEST([.A2:.A5];[.B2:.C5];TRUE();TRUE())" office:value-type="float" office:value="-0.699789473684211">
            <text:p>-6.99789473684211E-001</text:p>
          </table:table-cell>
          <table:table-cell table:style-name="science" office:value-type="float" office:value="0.299248120300747">
            <text:p>2.99248120300747E-001</text:p>
          </table:table-cell>
          <table:table-cell office:value-type="float" office:value="1.10053744360903">
            <text:p>1.10053744360903E+000</text:p>
          </table:table-cell>
          <table:table-cell/>
        </table:table-row>
        <table:table-row table:style-name="ro1">
          <table:table-cell office:value-type="float" office:value="0.000506389721518237">
            <text:p>5.06389721518237E-004</text:p>
          </table:table-cell>
          <table:table-cell table:style-name="science" office:value-type="float" office:value="0.00656076973184111">
            <text:p>6.56076973184111E-003</text:p>
          </table:table-cell>
          <table:table-cell office:value-type="float" office:value="0.00712708986937938">
            <text:p>7.12708986937938E-003</text:p>
          </table:table-cell>
          <table:table-cell/>
        </table:table-row>
        <table:table-row table:style-name="ro1">
          <table:table-cell office:value-type="float" office:value="0.999999798786035">
            <text:p>9.99999798786035E-001</text:p>
          </table:table-cell>
          <table:table-cell table:style-name="science" office:value-type="float" office:value="0.000156079794514329">
            <text:p>1.56079794514329E-004</text:p>
          </table:table-cell>
          <table:table-cell office:value-type="string" office:string-value="#N/A">
            <text:p>#N/A</text:p>
          </table:table-cell>
          <table:table-cell/>
        </table:table-row>
        <table:table-row table:style-name="ro1">
          <table:table-cell office:value-type="float" office:value="2484916.49382756">
            <text:p>2.48491649382756E+006</text:p>
          </table:table-cell>
          <table:table-cell table:style-name="ce8" office:value-type="float" office:value="1">
            <text:p>1</text:p>
          </table:table-cell>
          <table:table-cell office:value-type="string" office:string-value="#N/A">
            <text:p>#N/A</text:p>
          </table:table-cell>
          <table:table-cell/>
        </table:table-row>
        <table:table-row table:style-name="ro1">
          <table:table-cell office:value-type="float" office:value="0.121069615639098">
            <text:p>1.21069615639098E-001</text:p>
          </table:table-cell>
          <table:table-cell table:style-name="science" office:value-type="float" office:value="0.0000000243609022556351">
            <text:p>2.43609022556351E-008</text:p>
          </table:table-cell>
          <table:table-cell office:value-type="string" office:string-value="#N/A">
            <text:p>#N/A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2">
          <table:table-cell table:style-name="MuPad" office:value-type="string">
            <text:p>MuPad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3" office:value-type="float" office:value="-0.699789473684211">
            <text:p>-6.99789473684211E-001</text:p>
          </table:table-cell>
          <table:table-cell table:style-name="ce4" office:value-type="float" office:value="0.299248120300752">
            <text:p>2.99248120300752E-001</text:p>
          </table:table-cell>
          <table:table-cell table:style-name="ce4" office:value-type="float" office:value="1.10053744360902">
            <text:p>1.10053744360902E+000</text:p>
          </table:table-cell>
          <table:table-cell/>
        </table:table-row>
        <table:table-row table:style-name="ro1">
          <table:table-cell table:style-name="ce4" office:value-type="float" office:value="0.000506389721518278">
            <text:p>5.06389721518278E-004</text:p>
          </table:table-cell>
          <table:table-cell table:style-name="ce3" office:value-type="float" office:value="0.00656076973184165">
            <text:p>6.56076973184165E-003</text:p>
          </table:table-cell>
          <table:table-cell table:style-name="ce3" office:value-type="float" office:value="0.00712708986937997">
            <text:p>7.12708986937997E-003</text:p>
          </table:table-cell>
          <table:table-cell/>
        </table:table-row>
        <table:table-row table:style-name="ro1">
          <table:table-cell table:style-name="ce4" office:value-type="float" office:value="0.999999798786035">
            <text:p>9.99999798786035E-001</text:p>
          </table:table-cell>
          <table:table-cell table:style-name="ce3" office:value-type="float" office:value="0.000156079794514342">
            <text:p>1.56079794514342E-004</text:p>
          </table:table-cell>
          <table:table-cell table:style-name="MuPad"/>
          <table:table-cell/>
        </table:table-row>
        <table:table-row table:style-name="ro1">
          <table:table-cell table:style-name="ce4" office:value-type="float" office:value="2484916.49382716">
            <text:p>2.48491649382716E+006</text:p>
          </table:table-cell>
          <table:table-cell office:value-type="float" office:value="1">
            <text:p>1</text:p>
          </table:table-cell>
          <table:table-cell table:style-name="MuPad"/>
          <table:table-cell/>
        </table:table-row>
        <table:table-row table:style-name="ro1">
          <table:table-cell table:style-name="ce4" office:value-type="float" office:value="0.121069615639098">
            <text:p>1.21069615639098E-001</text:p>
          </table:table-cell>
          <table:table-cell table:style-name="ce4" office:value-type="float" office:value="0.0000000243609022556391">
            <text:p>2.43609022556391E-008</text:p>
          </table:table-cell>
          <table:table-cell table:style-name="MuPad"/>
          <table:table-cell/>
        </table:table-row>
        <table:table-row table:style-name="ro1">
          <table:table-cell table:style-name="ce4" table:number-columns-repeated="2"/>
          <table:table-cell table:style-name="MuPad"/>
          <table:table-cell/>
        </table:table-row>
        <table:table-row table:style-name="ro2">
          <table:table-cell table:style-name="Heading" office:value-type="string">
            <text:p>LINEST OOo3.3</text:p>
          </table:table-cell>
          <table:table-cell table:style-name="MuPad" table:number-columns-repeated="2"/>
          <table:table-cell/>
        </table:table-row>
        <table:table-row table:style-name="ro1">
          <table:table-cell office:value-type="float" office:value="-0.699789473684089">
            <text:p>-6.99789473684089E-001</text:p>
          </table:table-cell>
          <table:table-cell table:style-name="science" office:value-type="float" office:value="0.299248120302712">
            <text:p>2.99248120302712E-001</text:p>
          </table:table-cell>
          <table:table-cell office:value-type="float" office:value="1.10053744360689">
            <text:p>1.10053744360689E+000</text:p>
          </table:table-cell>
          <table:table-cell/>
        </table:table-row>
        <table:table-row table:style-name="ro1">
          <table:table-cell office:value-type="float" office:value="0.000506389732316474">
            <text:p>5.06389732316474E-004</text:p>
          </table:table-cell>
          <table:table-cell table:style-name="science" office:value-type="float" office:value="0.00656076987174055">
            <text:p>6.56076987174055E-003</text:p>
          </table:table-cell>
          <table:table-cell office:value-type="float" office:value="0.0071270900213548">
            <text:p>7.12709002135480E-003</text:p>
          </table:table-cell>
          <table:table-cell/>
        </table:table-row>
        <table:table-row table:style-name="ro1">
          <table:table-cell office:value-type="float" office:value="0.999999798786027">
            <text:p>9.99999798786027E-001</text:p>
          </table:table-cell>
          <table:table-cell table:style-name="science" office:value-type="float" office:value="0.000156079797842664">
            <text:p>1.56079797842664E-004</text:p>
          </table:table-cell>
          <table:table-cell office:value-type="string">
            <text:p>#N/A</text:p>
          </table:table-cell>
          <table:table-cell/>
        </table:table-row>
        <table:table-row table:style-name="ro1">
          <table:table-cell office:value-type="float" office:value="2484916.38784798">
            <text:p>2.48491638784798E+006</text:p>
          </table:table-cell>
          <table:table-cell table:style-name="ce8" office:value-type="float" office:value="1">
            <text:p>1</text:p>
          </table:table-cell>
          <table:table-cell office:value-type="string">
            <text:p>#N/A</text:p>
          </table:table-cell>
          <table:table-cell/>
        </table:table-row>
        <table:table-row table:style-name="ro1">
          <table:table-cell office:value-type="float" office:value="0.121069615639097">
            <text:p>1.21069615639097E-001</text:p>
          </table:table-cell>
          <table:table-cell table:style-name="science" office:value-type="float" office:value="0.0000000243609032946068">
            <text:p>2.43609032946068E-008</text:p>
          </table:table-cell>
          <table:table-cell office:value-type="string">
            <text:p>#N/A</text:p>
          </table:table-cell>
          <table:table-cell/>
        </table:table-row>
      </table:table>
      <table:table table:name="nearly singular exact fit" table:style-name="ta1" table:print="false">
        <table:table-column table:style-name="co1" table:default-cell-style-name="science"/>
        <table:table-column table:style-name="co2" table:default-cell-style-name="Default"/>
        <table:table-column table:style-name="co3" table:default-cell-style-name="science"/>
        <table:table-column table:style-name="co5" table:default-cell-style-name="Default"/>
        <table:table-row table:style-name="ro1">
          <table:table-cell table:style-name="ce1" office:value-type="string">
            <text:p>y= 3 * X1 – 7 * X2 + 11</text:p>
          </table:table-cell>
          <table:table-cell office:value-type="string">
            <text:p>X1</text:p>
          </table:table-cell>
          <table:table-cell table:style-name="Default" office:value-type="string">
            <text:p>X2</text:p>
          </table:table-cell>
          <table:table-cell office:value-type="string">
            <text:p>y= 0,3 * X1 – 0,7 * X2 + 1,1</text:p>
          </table:table-cell>
        </table:table-row>
        <table:table-row table:style-name="ro1">
          <table:table-cell table:style-name="ce11" office:value-type="float" office:value="-0.000007">
            <text:p>-0.000007</text:p>
          </table:table-cell>
          <table:table-cell table:style-name="ce7" office:value-type="float" office:value="1">
            <text:p>1.00</text:p>
          </table:table-cell>
          <table:table-cell table:style-name="ce13" office:value-type="float" office:value="2.00001">
            <text:p>2.00001</text:p>
          </table:table-cell>
          <table:table-cell table:style-name="ce14" table:formula="of:=0.3*[.B2]-0.7*[.C2]+1.1" office:value-type="float" office:value="-0.00000700000000009027">
            <text:p>-0.0000070000</text:p>
          </table:table-cell>
        </table:table-row>
        <table:table-row table:style-name="ro1">
          <table:table-cell table:style-name="ce11" office:value-type="float" office:value="-0.010993">
            <text:p>-0.010993</text:p>
          </table:table-cell>
          <table:table-cell office:value-type="float" office:value="1.01">
            <text:p>1.01</text:p>
          </table:table-cell>
          <table:table-cell table:style-name="ce13" office:value-type="float" office:value="2.01999">
            <text:p>2.01999</text:p>
          </table:table-cell>
          <table:table-cell table:style-name="ce14" table:formula="of:=0.3*[.B3]-0.7*[.C3]+1.1" office:value-type="float" office:value="-0.010993">
            <text:p>-0.0109930000</text:p>
          </table:table-cell>
        </table:table-row>
        <table:table-row table:style-name="ro1">
          <table:table-cell table:style-name="ce11" office:value-type="float" office:value="-0.022007">
            <text:p>-0.022007</text:p>
          </table:table-cell>
          <table:table-cell office:value-type="float" office:value="1.02">
            <text:p>1.02</text:p>
          </table:table-cell>
          <table:table-cell table:style-name="ce13" office:value-type="float" office:value="2.04001">
            <text:p>2.04001</text:p>
          </table:table-cell>
          <table:table-cell table:style-name="ce14" table:formula="of:=0.3*[.B4]-0.7*[.C4]+1.1" office:value-type="float" office:value="-0.0220070000000001">
            <text:p>-0.0220070000</text:p>
          </table:table-cell>
        </table:table-row>
        <table:table-row table:style-name="ro1">
          <table:table-cell table:style-name="ce11" office:value-type="float" office:value="-0.054993">
            <text:p>-0.054993</text:p>
          </table:table-cell>
          <table:table-cell office:value-type="float" office:value="1.05">
            <text:p>1.05</text:p>
          </table:table-cell>
          <table:table-cell table:style-name="ce13" office:value-type="float" office:value="2.09999">
            <text:p>2.09999</text:p>
          </table:table-cell>
          <table:table-cell table:style-name="ce14" table:formula="of:=0.3*[.B5]-0.7*[.C5]+1.1" office:value-type="float" office:value="-0.0549930000000001">
            <text:p>-0.0549930000</text:p>
          </table:table-cell>
        </table:table-row>
        <table:table-row table:style-name="ro1">
          <table:table-cell table:style-name="ce6" table:formula="of:=AVERAGE([.A2:.A5])" office:value-type="float" office:value="-0.022">
            <text:p>-0.0220</text:p>
          </table:table-cell>
          <table:table-cell table:style-name="ce2" table:formula="of:=AVERAGE([.B2:.B5])" office:value-type="float" office:value="1.02">
            <text:p>1.02</text:p>
          </table:table-cell>
          <table:table-cell table:style-name="ce10" table:formula="of:=AVERAGE([.C2:.C5])" office:value-type="float" office:value="2.04">
            <text:p>2.040</text:p>
          </table:table-cell>
          <table:table-cell table:style-name="ce15" table:formula="of:=AVERAGE([.D2:.D5])" office:value-type="float" office:value="-0.0220000000000001">
            <text:p>-0.022000000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matrix-columns-spanned="3" table:number-matrix-rows-spanned="5" table:formula="of:=LINEST([.A2:.A5];[.B2:.C5];TRUE();TRUE())" office:value-type="float" office:value="-0.699999999995346">
            <text:p>-6.99999999995346E-001</text:p>
          </table:table-cell>
          <table:table-cell table:style-name="science" office:value-type="float" office:value="0.299999999990694">
            <text:p>2.99999999990694E-001</text:p>
          </table:table-cell>
          <table:table-cell office:value-type="float" office:value="1.1">
            <text:p>1.10000000000000E+000</text:p>
          </table:table-cell>
          <table:table-cell/>
        </table:table-row>
        <table:table-row table:style-name="ro1">
          <table:table-cell office:value-type="float" office:value="0.000000000000748420042425807">
            <text:p>7.48420042425807E-013</text:p>
          </table:table-cell>
          <table:table-cell table:style-name="science" office:value-type="float" office:value="0.00000000000149662628874393">
            <text:p>1.49662628874393E-012</text:p>
          </table:table-cell>
          <table:table-cell office:value-type="float" office:value="4.08097309236184E-016">
            <text:p>4.08097309236184E-016</text:p>
          </table:table-cell>
          <table:table-cell/>
        </table:table-row>
        <table:table-row table:style-name="ro1">
          <table:table-cell office:value-type="float" office:value="1">
            <text:p>1.00000000000000E+000</text:p>
          </table:table-cell>
          <table:table-cell table:style-name="science" office:value-type="float" office:value="1.26506076636893E-017">
            <text:p>1.26506076636893E-017</text:p>
          </table:table-cell>
          <table:table-cell office:value-type="string" office:string-value="#N/A">
            <text:p>#N/A</text:p>
          </table:table-cell>
          <table:table-cell/>
        </table:table-row>
        <table:table-row table:style-name="ro1">
          <table:table-cell office:value-type="float" office:value="5.29057325906057E+030">
            <text:p>5.29057325906057E+030</text:p>
          </table:table-cell>
          <table:table-cell table:style-name="ce8" office:value-type="float" office:value="1">
            <text:p>1</text:p>
          </table:table-cell>
          <table:table-cell office:value-type="string" office:string-value="#N/A">
            <text:p>#N/A</text:p>
          </table:table-cell>
          <table:table-cell/>
        </table:table-row>
        <table:table-row table:style-name="ro1">
          <table:table-cell office:value-type="float" office:value="0.001693384196">
            <text:p>1.69338419600000E-003</text:p>
          </table:table-cell>
          <table:table-cell table:style-name="science" office:value-type="float" office:value="1.60037874260595E-034">
            <text:p>1.60037874260595E-034</text:p>
          </table:table-cell>
          <table:table-cell office:value-type="string" office:string-value="#N/A">
            <text:p>#N/A</text:p>
          </table:table-cell>
          <table:table-cell table:style-name="science"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2">
          <table:table-cell table:style-name="MuPad" office:value-type="string">
            <text:p>MuPad Soft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3" office:value-type="float" office:value="-0.7">
            <text:p>-7.00000000000000E-001</text:p>
          </table:table-cell>
          <table:table-cell table:style-name="ce4" office:value-type="float" office:value="0.3">
            <text:p>3.00000000000000E-001</text:p>
          </table:table-cell>
          <table:table-cell table:style-name="ce4" office:value-type="float" office:value="1.1">
            <text:p>1.10000000000000E+000</text:p>
          </table:table-cell>
          <table:table-cell/>
        </table:table-row>
        <table:table-row table:style-name="ro1">
          <table:table-cell table:style-name="ce4" office:value-type="float" office:value="3.25922804471564E-303">
            <text:p>3.25922804471564E-303</text:p>
          </table:table-cell>
          <table:table-cell table:style-name="ce3" office:value-type="float" office:value="6.51752504772942E-303">
            <text:p>6.51752504772942E-303</text:p>
          </table:table-cell>
          <table:table-cell table:style-name="ce3" office:value-type="float" office:value="1.77718676679105E-306">
            <text:p>1.77718676679105E-306</text:p>
          </table:table-cell>
          <table:table-cell/>
        </table:table-row>
        <table:table-row table:style-name="ro1">
          <table:table-cell table:style-name="ce4" office:value-type="float" office:value="1">
            <text:p>1.00000000000000E+000</text:p>
          </table:table-cell>
          <table:table-cell table:style-name="ce3" office:value-type="float" office:value="0">
            <text:p>0.00000000000000E+000</text:p>
          </table:table-cell>
          <table:table-cell table:style-name="MuPad"/>
          <table:table-cell/>
        </table:table-row>
        <table:table-row table:style-name="ro2">
          <table:table-cell table:style-name="ce12" office:value-type="string">
            <text:p>2.789742082276281E+611</text:p>
          </table:table-cell>
          <table:table-cell office:value-type="float" office:value="1">
            <text:p>1</text:p>
          </table:table-cell>
          <table:table-cell table:style-name="MuPad"/>
          <table:table-cell/>
        </table:table-row>
        <table:table-row table:style-name="ro1">
          <table:table-cell table:style-name="ce4" office:value-type="float" office:value="0.001693384196">
            <text:p>1.69338419600000E-003</text:p>
          </table:table-cell>
          <table:table-cell table:style-name="ce4" office:value-type="float" office:value="0">
            <text:p>0.00000000000000E+000</text:p>
          </table:table-cell>
          <table:table-cell table:style-name="MuPad"/>
          <table:table-cell/>
        </table:table-row>
        <table:table-row table:style-name="ro1">
          <table:table-cell table:style-name="ce4" table:number-columns-repeated="2"/>
          <table:table-cell table:style-name="MuPad"/>
          <table:table-cell/>
        </table:table-row>
        <table:table-row table:style-name="ro2">
          <table:table-cell table:style-name="Heading" office:value-type="string">
            <text:p>LINEST OOo3.3</text:p>
          </table:table-cell>
          <table:table-cell table:style-name="MuPad" table:number-columns-repeated="2"/>
          <table:table-cell/>
        </table:table-row>
        <table:table-row table:style-name="ro1">
          <table:table-cell office:value-type="float" office:value="-0.699995551444195">
            <text:p>-6.99995551444195E-001</text:p>
          </table:table-cell>
          <table:table-cell table:style-name="science" office:value-type="float" office:value="0.299991104159067">
            <text:p>2.99991104159067E-001</text:p>
          </table:table-cell>
          <table:table-cell office:value-type="float" office:value="1.09999999870391">
            <text:p>1.09999999870391E+000</text:p>
          </table:table-cell>
          <table:table-cell/>
        </table:table-row>
        <table:table-row table:style-name="ro1">
          <table:table-cell office:value-type="float" office:value="0.00112377170467037">
            <text:p>1.12377170467037E-003</text:p>
          </table:table-cell>
          <table:table-cell table:style-name="science" office:value-type="float" office:value="0.00224722238905407">
            <text:p>2.24722238905407E-003</text:p>
          </table:table-cell>
          <table:table-cell office:value-type="float" office:value="0.000000612771223011688">
            <text:p>6.12771223011688E-007</text:p>
          </table:table-cell>
          <table:table-cell/>
        </table:table-row>
        <table:table-row table:style-name="ro1">
          <table:table-cell office:value-type="float" office:value="0.999999999999787">
            <text:p>9.99999999999787E-001</text:p>
          </table:table-cell>
          <table:table-cell table:style-name="science" office:value-type="float" office:value="0.0000000189953279256552">
            <text:p>1.89953279256552E-008</text:p>
          </table:table-cell>
          <table:table-cell office:value-type="string">
            <text:p>#N/A</text:p>
          </table:table-cell>
          <table:table-cell/>
        </table:table-row>
        <table:table-row table:style-name="ro1">
          <table:table-cell office:value-type="float" office:value="2346561364338.17">
            <text:p>2.34656136433817E+012</text:p>
          </table:table-cell>
          <table:table-cell table:style-name="ce8" office:value-type="float" office:value="1">
            <text:p>1</text:p>
          </table:table-cell>
          <table:table-cell office:value-type="string">
            <text:p>#N/A</text:p>
          </table:table-cell>
          <table:table-cell/>
        </table:table-row>
        <table:table-row table:style-name="ro1">
          <table:table-cell office:value-type="float" office:value="0.00169338419599964">
            <text:p>1.69338419599964E-003</text:p>
          </table:table-cell>
          <table:table-cell table:style-name="science" office:value-type="float" office:value="3.60822483003176E-016">
            <text:p>3.60822483003176E-016</text:p>
          </table:table-cell>
          <table:table-cell office:value-type="string">
            <text:p>#N/A</text:p>
          </table:table-cell>
          <table:table-cell/>
        </table:table-row>
      </table:table>
      <table:table table:name="nearly singular nearly fit" table:style-name="ta1" table:print="false">
        <table:table-column table:style-name="co1" table:default-cell-style-name="science"/>
        <table:table-column table:style-name="co6" table:default-cell-style-name="Default"/>
        <table:table-column table:style-name="co3" table:default-cell-style-name="science"/>
        <table:table-column table:style-name="co7" table:default-cell-style-name="Default"/>
        <table:table-row table:style-name="ro1">
          <table:table-cell table:style-name="ce1" office:value-type="string">
            <text:p>y≈ 3 * X1 – 7 * X2 + 11</text:p>
          </table:table-cell>
          <table:table-cell office:value-type="string">
            <text:p>X1</text:p>
          </table:table-cell>
          <table:table-cell table:style-name="Default" office:value-type="string">
            <text:p>X2</text:p>
          </table:table-cell>
          <table:table-cell office:value-type="string">
            <text:p>y= 0,3 * X1 – 0,7 * X2 + 1,1</text:p>
          </table:table-cell>
        </table:table-row>
        <table:table-row table:style-name="ro1">
          <table:table-cell table:style-name="ce16" office:value-type="float" office:value="-0.00145">
            <text:p>-0.0014500</text:p>
          </table:table-cell>
          <table:table-cell table:style-name="ce7" office:value-type="float" office:value="1">
            <text:p>1.00</text:p>
          </table:table-cell>
          <table:table-cell table:style-name="ce13" office:value-type="float" office:value="2.002">
            <text:p>2.00200</text:p>
          </table:table-cell>
          <table:table-cell table:style-name="ce14" table:formula="of:=0.3*[.B2]-0.7*[.C2]+1.1" office:value-type="float" office:value="-0.00139999999999985">
            <text:p>-0.0014000000</text:p>
          </table:table-cell>
        </table:table-row>
        <table:table-row table:style-name="ro1">
          <table:table-cell table:style-name="ce16" office:value-type="float" office:value="-0.00965">
            <text:p>-0.0096500</text:p>
          </table:table-cell>
          <table:table-cell office:value-type="float" office:value="1.01">
            <text:p>1.01</text:p>
          </table:table-cell>
          <table:table-cell table:style-name="ce13" office:value-type="float" office:value="2.018">
            <text:p>2.01800</text:p>
          </table:table-cell>
          <table:table-cell table:style-name="ce14" table:formula="of:=0.3*[.B3]-0.7*[.C3]+1.1" office:value-type="float" office:value="-0.00959999999999983">
            <text:p>-0.0096000000</text:p>
          </table:table-cell>
        </table:table-row>
        <table:table-row table:style-name="ro1">
          <table:table-cell table:style-name="ce16" office:value-type="float" office:value="-0.02335">
            <text:p>-0.0233500</text:p>
          </table:table-cell>
          <table:table-cell office:value-type="float" office:value="1.02">
            <text:p>1.02</text:p>
          </table:table-cell>
          <table:table-cell table:style-name="ce13" office:value-type="float" office:value="2.042">
            <text:p>2.04200</text:p>
          </table:table-cell>
          <table:table-cell table:style-name="ce14" table:formula="of:=0.3*[.B4]-0.7*[.C4]+1.1" office:value-type="float" office:value="-0.0233999999999999">
            <text:p>-0.0234000000</text:p>
          </table:table-cell>
        </table:table-row>
        <table:table-row table:style-name="ro1">
          <table:table-cell table:style-name="ce16" office:value-type="float" office:value="-0.05355">
            <text:p>-0.0535500</text:p>
          </table:table-cell>
          <table:table-cell office:value-type="float" office:value="1.05">
            <text:p>1.05</text:p>
          </table:table-cell>
          <table:table-cell table:style-name="ce13" office:value-type="float" office:value="2.098">
            <text:p>2.09800</text:p>
          </table:table-cell>
          <table:table-cell table:style-name="ce14" table:formula="of:=0.3*[.B5]-0.7*[.C5]+1.1" office:value-type="float" office:value="-0.0535999999999999">
            <text:p>-0.0536000000</text:p>
          </table:table-cell>
        </table:table-row>
        <table:table-row table:style-name="ro1">
          <table:table-cell table:style-name="ce17" table:formula="of:=AVERAGE([.A2:.A5])" office:value-type="float" office:value="-0.022">
            <text:p>-0.0220000</text:p>
          </table:table-cell>
          <table:table-cell table:style-name="ce2" table:formula="of:=AVERAGE([.B2:.B5])" office:value-type="float" office:value="1.02">
            <text:p>1.02</text:p>
          </table:table-cell>
          <table:table-cell table:style-name="ce18" table:formula="of:=AVERAGE([.C2:.C5])" office:value-type="float" office:value="2.04">
            <text:p>2.04000</text:p>
          </table:table-cell>
          <table:table-cell table:style-name="ce15" table:formula="of:=AVERAGE([.D2:.D5])" office:value-type="float" office:value="-0.0219999999999998">
            <text:p>-0.022000000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matrix-columns-spanned="3" table:number-matrix-rows-spanned="5" table:formula="of:=LINEST([.A2:.A5];[.B2:.C5];TRUE();TRUE())" office:value-type="float" office:value="-0.684999999999999">
            <text:p>-6.84999999999999E-001</text:p>
          </table:table-cell>
          <table:table-cell table:style-name="science" office:value-type="float" office:value="0.273">
            <text:p>2.73000000000000E-001</text:p>
          </table:table-cell>
          <table:table-cell office:value-type="float" office:value="1.09694">
            <text:p>1.09694000000000E+000</text:p>
          </table:table-cell>
          <table:table-cell/>
        </table:table-row>
        <table:table-row table:style-name="ro1">
          <table:table-cell office:value-type="float" office:value="0.00935414346693674">
            <text:p>9.35414346693674E-003</text:p>
          </table:table-cell>
          <table:table-cell table:style-name="science" office:value-type="float" office:value="0.0181934053986639">
            <text:p>1.81934053986639E-002</text:p>
          </table:table-cell>
          <table:table-cell office:value-type="float" office:value="0.00102012254165881">
            <text:p>1.02012254165881E-003</text:p>
          </table:table-cell>
          <table:table-cell/>
        </table:table-row>
        <table:table-row table:style-name="ro1">
          <table:table-cell office:value-type="float" office:value="0.999999363887917">
            <text:p>9.99999363887917E-001</text:p>
          </table:table-cell>
          <table:table-cell table:style-name="science" office:value-type="float" office:value="0.0000316227766016902">
            <text:p>3.16227766016902E-005</text:p>
          </table:table-cell>
          <table:table-cell office:value-type="string" office:string-value="#N/A">
            <text:p>#N/A</text:p>
          </table:table-cell>
          <table:table-cell/>
        </table:table-row>
        <table:table-row table:style-name="ro1">
          <table:table-cell office:value-type="float" office:value="786024.499999683">
            <text:p>7.86024499999683E+005</text:p>
          </table:table-cell>
          <table:table-cell table:style-name="ce8" office:value-type="float" office:value="1">
            <text:p>1</text:p>
          </table:table-cell>
          <table:table-cell office:value-type="string" office:string-value="#N/A">
            <text:p>#N/A</text:p>
          </table:table-cell>
          <table:table-cell/>
        </table:table-row>
        <table:table-row table:style-name="ro1">
          <table:table-cell office:value-type="float" office:value="0.001572049">
            <text:p>1.57204900000000E-003</text:p>
          </table:table-cell>
          <table:table-cell table:style-name="science" office:value-type="float" office:value="0.0000000010000000000004">
            <text:p>1.00000000000040E-009</text:p>
          </table:table-cell>
          <table:table-cell office:value-type="string" office:string-value="#N/A">
            <text:p>#N/A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2">
          <table:table-cell table:style-name="MuPad" office:value-type="string">
            <text:p>MuPad Symbolic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3" office:value-type="float" office:value="-0.685">
            <text:p>-6.85000000000000E-001</text:p>
          </table:table-cell>
          <table:table-cell table:style-name="ce4" office:value-type="float" office:value="0.273">
            <text:p>2.73000000000000E-001</text:p>
          </table:table-cell>
          <table:table-cell table:style-name="ce4" office:value-type="float" office:value="1.09694">
            <text:p>1.09694000000000E+000</text:p>
          </table:table-cell>
          <table:table-cell/>
        </table:table-row>
        <table:table-row table:style-name="ro1">
          <table:table-cell table:style-name="ce4" office:value-type="float" office:value="0.00935414346693485">
            <text:p>9.35414346693485E-003</text:p>
          </table:table-cell>
          <table:table-cell table:style-name="ce3" office:value-type="float" office:value="0.0181934053986603">
            <text:p>1.81934053986603E-002</text:p>
          </table:table-cell>
          <table:table-cell table:style-name="ce3" office:value-type="float" office:value="0.0010201225416586">
            <text:p>1.02012254165860E-003</text:p>
          </table:table-cell>
          <table:table-cell/>
        </table:table-row>
        <table:table-row table:style-name="ro1">
          <table:table-cell table:style-name="ce4" office:value-type="float" office:value="0.999999363887917">
            <text:p>9.99999363887917E-001</text:p>
          </table:table-cell>
          <table:table-cell table:style-name="ce3" office:value-type="float" office:value="0.0000316227766016838">
            <text:p>3.16227766016838E-005</text:p>
          </table:table-cell>
          <table:table-cell table:style-name="MuPad"/>
          <table:table-cell/>
        </table:table-row>
        <table:table-row table:style-name="ro1">
          <table:table-cell table:style-name="ce4" office:value-type="float" office:value="786024.5">
            <text:p>7.86024500000000E+005</text:p>
          </table:table-cell>
          <table:table-cell office:value-type="float" office:value="1">
            <text:p>1</text:p>
          </table:table-cell>
          <table:table-cell table:style-name="MuPad"/>
          <table:table-cell/>
        </table:table-row>
        <table:table-row table:style-name="ro1">
          <table:table-cell table:style-name="ce4" office:value-type="float" office:value="0.001572049">
            <text:p>1.57204900000000E-003</text:p>
          </table:table-cell>
          <table:table-cell table:style-name="ce3" office:value-type="float" office:value="0.000000001">
            <text:p>1.00000000000000E-009</text:p>
          </table:table-cell>
          <table:table-cell table:style-name="MuPad"/>
          <table:table-cell/>
        </table:table-row>
        <table:table-row table:style-name="ro1">
          <table:table-cell table:style-name="ce4" table:number-columns-repeated="2"/>
          <table:table-cell table:style-name="MuPad"/>
          <table:table-cell/>
        </table:table-row>
        <table:table-row table:style-name="ro2">
          <table:table-cell table:style-name="Heading" office:value-type="string">
            <text:p>LINEST OOo3.3</text:p>
          </table:table-cell>
          <table:table-cell table:style-name="MuPad" table:number-columns-repeated="2"/>
          <table:table-cell/>
        </table:table-row>
        <table:table-row table:style-name="ro1">
          <table:table-cell office:value-type="float" office:value="-0.685000000128142">
            <text:p>-6.85000000128142E-001</text:p>
          </table:table-cell>
          <table:table-cell table:style-name="science" office:value-type="float" office:value="0.273000000248926">
            <text:p>2.73000000248926E-001</text:p>
          </table:table-cell>
          <table:table-cell office:value-type="float" office:value="1.09694000000751">
            <text:p>1.09694000000751E+000</text:p>
          </table:table-cell>
          <table:table-cell/>
        </table:table-row>
        <table:table-row table:style-name="ro1">
          <table:table-cell office:value-type="float" office:value="0.00935413853208998">
            <text:p>9.35413853208998E-003</text:p>
          </table:table-cell>
          <table:table-cell table:style-name="science" office:value-type="float" office:value="0.0181933958005914">
            <text:p>1.81933958005914E-002</text:p>
          </table:table-cell>
          <table:table-cell office:value-type="float" office:value="0.00102012200344369">
            <text:p>1.02012200344369E-003</text:p>
          </table:table-cell>
          <table:table-cell/>
        </table:table-row>
        <table:table-row table:style-name="ro1">
          <table:table-cell office:value-type="float" office:value="0.999999363888588">
            <text:p>9.99999363888588E-001</text:p>
          </table:table-cell>
          <table:table-cell table:style-name="science" office:value-type="float" office:value="0.000031622759916898">
            <text:p>3.16227599168980E-005</text:p>
          </table:table-cell>
          <table:table-cell office:value-type="string">
            <text:p>#N/A</text:p>
          </table:table-cell>
          <table:table-cell/>
        </table:table-row>
        <table:table-row table:style-name="ro1">
          <table:table-cell office:value-type="float" office:value="786025.329444505">
            <text:p>7.86025329444505E+005</text:p>
          </table:table-cell>
          <table:table-cell table:style-name="ce8" office:value-type="float" office:value="1">
            <text:p>1</text:p>
          </table:table-cell>
          <table:table-cell office:value-type="string">
            <text:p>#N/A</text:p>
          </table:table-cell>
          <table:table-cell/>
        </table:table-row>
        <table:table-row table:style-name="ro1">
          <table:table-cell office:value-type="float" office:value="0.00157204900000106">
            <text:p>1.57204900000106E-003</text:p>
          </table:table-cell>
          <table:table-cell table:style-name="science" office:value-type="float" office:value="0.000000000999998944761771">
            <text:p>9.99998944761771E-010</text:p>
          </table:table-cell>
          <table:table-cell office:value-type="string">
            <text:p>#N/A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</table:table>
      <table:table table:name="nearly Singular Tranposed" table:style-name="ta1" table:print="false">
        <office:forms form:automatic-focus="false" form:apply-design-mode="false"/>
        <table:table-column table:style-name="co8" table:default-cell-style-name="science"/>
        <table:table-column table:style-name="co9" table:number-columns-repeated="2" table:default-cell-style-name="science"/>
        <table:table-column table:style-name="co9" table:number-columns-repeated="2" table:default-cell-style-name="Default"/>
        <table:table-column table:style-name="co10" table:default-cell-style-name="Default"/>
        <table:table-row table:style-name="ro3">
          <table:table-cell table:style-name="ce1" office:value-type="string">
            <text:p>y≈ 3 * X1 – 7 * X2 + 11</text:p>
          </table:table-cell>
          <table:table-cell table:style-name="ce16" office:value-type="float" office:value="-0.00145">
            <text:p>-0.0014500</text:p>
          </table:table-cell>
          <table:table-cell table:style-name="ce16" office:value-type="float" office:value="-0.00965">
            <text:p>-0.0096500</text:p>
          </table:table-cell>
          <table:table-cell table:style-name="ce16" office:value-type="float" office:value="-0.02335">
            <text:p>-0.0233500</text:p>
          </table:table-cell>
          <table:table-cell table:style-name="ce16" office:value-type="float" office:value="-0.05355">
            <text:p>-0.0535500</text:p>
          </table:table-cell>
          <table:table-cell table:style-name="ce17" table:formula="of:=AVERAGE([.B1:.E1])" office:value-type="float" office:value="-0.022">
            <text:p>-0.0220000</text:p>
          </table:table-cell>
        </table:table-row>
        <table:table-row table:style-name="ro3">
          <table:table-cell table:style-name="Default" office:value-type="string">
            <text:p>X1</text:p>
          </table:table-cell>
          <table:table-cell table:style-name="ce7" office:value-type="float" office:value="1">
            <text:p>1.00</text:p>
          </table:table-cell>
          <table:table-cell table:style-name="Default" office:value-type="float" office:value="1.01">
            <text:p>1.01</text:p>
          </table:table-cell>
          <table:table-cell office:value-type="float" office:value="1.02">
            <text:p>1.02</text:p>
          </table:table-cell>
          <table:table-cell office:value-type="float" office:value="1.05">
            <text:p>1.05</text:p>
          </table:table-cell>
          <table:table-cell table:style-name="ce2" table:formula="of:=AVERAGE([.B2:.E2])" office:value-type="float" office:value="1.02">
            <text:p>1.02</text:p>
          </table:table-cell>
        </table:table-row>
        <table:table-row table:style-name="ro3">
          <table:table-cell table:style-name="Default" office:value-type="string">
            <text:p>X2</text:p>
          </table:table-cell>
          <table:table-cell table:style-name="ce13" office:value-type="float" office:value="2.002">
            <text:p>2.00200</text:p>
          </table:table-cell>
          <table:table-cell table:style-name="ce13" office:value-type="float" office:value="2.018">
            <text:p>2.01800</text:p>
          </table:table-cell>
          <table:table-cell table:style-name="ce13" office:value-type="float" office:value="2.042">
            <text:p>2.04200</text:p>
          </table:table-cell>
          <table:table-cell table:style-name="ce13" office:value-type="float" office:value="2.098">
            <text:p>2.09800</text:p>
          </table:table-cell>
          <table:table-cell table:style-name="ce18" table:formula="of:=AVERAGE([.B3:.E3])" office:value-type="float" office:value="2.04">
            <text:p>2.04000</text:p>
          </table:table-cell>
        </table:table-row>
        <table:table-row table:style-name="ro3">
          <table:table-cell table:style-name="Default" office:value-type="string">
            <text:p>y= 0,3 * X1 – 0,7 * X2 + 1,1</text:p>
          </table:table-cell>
          <table:table-cell table:style-name="ce16" table:formula="of:=0.3*[.B2]-0.7*[.B3]+1.1" office:value-type="float" office:value="-0.00139999999999985">
            <text:p>-0.0014000</text:p>
          </table:table-cell>
          <table:table-cell table:style-name="ce16" table:formula="of:=0.3*[.C2]-0.7*[.C3]+1.1" office:value-type="float" office:value="-0.00959999999999983">
            <text:p>-0.0096000</text:p>
          </table:table-cell>
          <table:table-cell table:style-name="ce16" table:formula="of:=0.3*[.D2]-0.7*[.D3]+1.1" office:value-type="float" office:value="-0.0233999999999999">
            <text:p>-0.0234000</text:p>
          </table:table-cell>
          <table:table-cell table:style-name="ce16" table:formula="of:=0.3*[.E2]-0.7*[.E3]+1.1" office:value-type="float" office:value="-0.0535999999999999">
            <text:p>-0.0536000</text:p>
          </table:table-cell>
          <table:table-cell table:style-name="ce15" table:formula="of:=AVERAGE([.B4:.E4])" office:value-type="float" office:value="-0.0219999999999998">
            <text:p>-0.0220000000</text:p>
          </table:table-cell>
        </table:table-row>
        <table:table-row table:style-name="ro3">
          <table:table-cell table:style-name="Default" table:number-columns-repeated="3"/>
          <table:table-cell table:number-columns-repeated="3"/>
        </table:table-row>
        <table:table-row table:style-name="ro3">
          <table:table-cell table:number-matrix-columns-spanned="3" table:number-matrix-rows-spanned="5" table:formula="of:=LINEST([.B1:.E1];[.B2:.E3];TRUE();TRUE())" office:value-type="float" office:value="-0.684999999999999">
            <text:p>-6.84999999999999E-001</text:p>
          </table:table-cell>
          <table:table-cell office:value-type="float" office:value="0.273">
            <text:p>2.73000000000000E-001</text:p>
          </table:table-cell>
          <table:table-cell office:value-type="float" office:value="1.09694">
            <text:p>1.09694000000000E+000</text:p>
          </table:table-cell>
          <table:table-cell table:number-columns-repeated="3"/>
        </table:table-row>
        <table:table-row table:style-name="ro3">
          <table:table-cell office:value-type="float" office:value="0.00935414346693674">
            <text:p>9.35414346693674E-003</text:p>
          </table:table-cell>
          <table:table-cell office:value-type="float" office:value="0.0181934053986639">
            <text:p>1.81934053986639E-002</text:p>
          </table:table-cell>
          <table:table-cell office:value-type="float" office:value="0.00102012254165881">
            <text:p>1.02012254165881E-003</text:p>
          </table:table-cell>
          <table:table-cell table:number-columns-repeated="3"/>
        </table:table-row>
        <table:table-row table:style-name="ro3">
          <table:table-cell office:value-type="float" office:value="0.999999363887917">
            <text:p>9.99999363887917E-001</text:p>
          </table:table-cell>
          <table:table-cell office:value-type="float" office:value="0.0000316227766016902">
            <text:p>3.16227766016902E-005</text:p>
          </table:table-cell>
          <table:table-cell office:value-type="string" office:string-value="#N/A">
            <text:p>#N/A</text:p>
          </table:table-cell>
          <table:table-cell table:number-columns-repeated="3"/>
        </table:table-row>
        <table:table-row table:style-name="ro3">
          <table:table-cell office:value-type="float" office:value="786024.499999683">
            <text:p>7.86024499999683E+005</text:p>
          </table:table-cell>
          <table:table-cell office:value-type="float" office:value="1">
            <text:p>1.00000000000000E+000</text:p>
          </table:table-cell>
          <table:table-cell office:value-type="string" office:string-value="#N/A">
            <text:p>#N/A</text:p>
          </table:table-cell>
          <table:table-cell table:number-columns-repeated="3"/>
        </table:table-row>
        <table:table-row table:style-name="ro3">
          <table:table-cell office:value-type="float" office:value="0.001572049">
            <text:p>1.57204900000000E-003</text:p>
          </table:table-cell>
          <table:table-cell office:value-type="float" office:value="0.0000000010000000000004">
            <text:p>1.00000000000040E-009</text:p>
          </table:table-cell>
          <table:table-cell office:value-type="string" office:string-value="#N/A">
            <text:p>#N/A</text:p>
          </table:table-cell>
          <table:table-cell table:number-columns-repeated="3"/>
        </table:table-row>
        <table:table-row table:style-name="ro3">
          <table:table-cell table:style-name="Default" table:number-columns-repeated="3"/>
          <table:table-cell table:number-columns-repeated="3"/>
        </table:table-row>
        <table:table-row table:style-name="ro3">
          <table:table-cell table:style-name="MuPad" office:value-type="string">
            <text:p>MuPad Symbolic</text:p>
          </table:table-cell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" office:value-type="float" office:value="-0.685">
            <text:p>-6.85000000000000E-001</text:p>
          </table:table-cell>
          <table:table-cell table:style-name="ce4" office:value-type="float" office:value="0.273">
            <text:p>2.73000000000000E-001</text:p>
          </table:table-cell>
          <table:table-cell table:style-name="ce4" office:value-type="float" office:value="1.09694">
            <text:p>1.09694000000000E+000</text:p>
          </table:table-cell>
          <table:table-cell table:number-columns-repeated="3"/>
        </table:table-row>
        <table:table-row table:style-name="ro3">
          <table:table-cell table:style-name="ce4" office:value-type="float" office:value="0.00935414346693485">
            <text:p>9.35414346693485E-003</text:p>
          </table:table-cell>
          <table:table-cell table:style-name="ce3" office:value-type="float" office:value="0.0181934053986603">
            <text:p>1.81934053986603E-002</text:p>
          </table:table-cell>
          <table:table-cell table:style-name="ce3" office:value-type="float" office:value="0.0010201225416586">
            <text:p>1.02012254165860E-003</text:p>
          </table:table-cell>
          <table:table-cell table:number-columns-repeated="3"/>
        </table:table-row>
        <table:table-row table:style-name="ro3">
          <table:table-cell table:style-name="ce4" office:value-type="float" office:value="0.999999363887917">
            <text:p>9.99999363887917E-001</text:p>
          </table:table-cell>
          <table:table-cell table:style-name="ce3" office:value-type="float" office:value="0.0000316227766016838">
            <text:p>3.16227766016838E-005</text:p>
          </table:table-cell>
          <table:table-cell table:style-name="MuPad"/>
          <table:table-cell table:number-columns-repeated="3"/>
        </table:table-row>
        <table:table-row table:style-name="ro3">
          <table:table-cell table:style-name="ce4" office:value-type="float" office:value="786024.5">
            <text:p>7.86024500000000E+005</text:p>
          </table:table-cell>
          <table:table-cell table:style-name="Default" office:value-type="float" office:value="1">
            <text:p>1</text:p>
          </table:table-cell>
          <table:table-cell table:style-name="MuPad"/>
          <table:table-cell table:number-columns-repeated="3"/>
        </table:table-row>
        <table:table-row table:style-name="ro3">
          <table:table-cell table:style-name="ce4" office:value-type="float" office:value="0.001572049">
            <text:p>1.57204900000000E-003</text:p>
          </table:table-cell>
          <table:table-cell table:style-name="ce3" office:value-type="float" office:value="0.000000001">
            <text:p>1.00000000000000E-009</text:p>
          </table:table-cell>
          <table:table-cell table:style-name="MuPad"/>
          <table:table-cell table:number-columns-repeated="3"/>
        </table:table-row>
        <table:table-row table:style-name="ro3">
          <table:table-cell table:style-name="Default" table:number-columns-repeated="3"/>
          <table:table-cell table:number-columns-repeated="3"/>
        </table:table-row>
        <table:table-row table:style-name="ro3">
          <table:table-cell table:style-name="Heading" office:value-type="string">
            <text:p>LINEST OOo3.3</text:p>
          </table:table-cell>
          <table:table-cell table:style-name="Default" table:number-columns-repeated="2"/>
          <table:table-cell table:number-columns-repeated="3"/>
        </table:table-row>
        <table:table-row table:style-name="ro3">
          <table:table-cell office:value-type="float" office:value="-0.685000000128142">
            <text:p>-6.85000000128142E-001</text:p>
          </table:table-cell>
          <table:table-cell office:value-type="float" office:value="0.273000000248926">
            <text:p>2.73000000248926E-001</text:p>
          </table:table-cell>
          <table:table-cell office:value-type="float" office:value="1.09694000000751">
            <text:p>1.09694000000751E+000</text:p>
          </table:table-cell>
          <table:table-cell/>
          <table:table-cell table:style-name="science"/>
          <table:table-cell/>
        </table:table-row>
        <table:table-row table:style-name="ro3">
          <table:table-cell office:value-type="float" office:value="0.00935413853208998">
            <text:p>9.35413853208998E-003</text:p>
          </table:table-cell>
          <table:table-cell office:value-type="float" office:value="0.0181933958005914">
            <text:p>1.81933958005914E-002</text:p>
          </table:table-cell>
          <table:table-cell office:value-type="float" office:value="0.00102012200344369">
            <text:p>1.02012200344369E-003</text:p>
          </table:table-cell>
          <table:table-cell/>
          <table:table-cell table:style-name="science"/>
          <table:table-cell/>
        </table:table-row>
        <table:table-row table:style-name="ro3">
          <table:table-cell office:value-type="float" office:value="0.999999363888588">
            <text:p>9.99999363888588E-001</text:p>
          </table:table-cell>
          <table:table-cell office:value-type="float" office:value="0.000031622759916898">
            <text:p>3.16227599168980E-005</text:p>
          </table:table-cell>
          <table:table-cell office:value-type="string">
            <text:p>#N/A</text:p>
          </table:table-cell>
          <table:table-cell/>
          <table:table-cell table:style-name="science"/>
          <table:table-cell/>
        </table:table-row>
        <table:table-row table:style-name="ro3">
          <table:table-cell office:value-type="float" office:value="786025.329444505">
            <text:p>7.86025329444505E+005</text:p>
          </table:table-cell>
          <table:table-cell office:value-type="float" office:value="1">
            <text:p>1.00000000000000E+000</text:p>
          </table:table-cell>
          <table:table-cell office:value-type="string">
            <text:p>#N/A</text:p>
          </table:table-cell>
          <table:table-cell table:number-columns-repeated="3"/>
        </table:table-row>
        <table:table-row table:style-name="ro3">
          <table:table-cell office:value-type="float" office:value="0.00157204900000106">
            <text:p>1.57204900000106E-003</text:p>
          </table:table-cell>
          <table:table-cell office:value-type="float" office:value="0.000000000999998944761771">
            <text:p>9.99998944761771E-010</text:p>
          </table:table-cell>
          <table:table-cell office:value-type="string">
            <text:p>#N/A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 number:title="max">
      <number:scientific-number number:decimal-places="14" number:min-integer-digits="1" number:min-exponent-digits="3"/>
    </number:number-style>
    <number:number-style style:name="N119" number:title="fuenfzehn stellen">
      <number:number number:decimal-places="15" number:min-integer-digits="1"/>
    </number:number-style>
    <number:number-style style:name="N5116" number:language="en" number:country="US" number:title="User-defined">
      <number:scientific-number number:decimal-places="14" number:min-integer-digits="1" number:min-exponent-digits="3"/>
    </number:number-style>
    <number:text-style style:name="N10100" number:language="de" number:country="DE">
      <number:text-content/>
    </number:text-style>
    <number:number-style style:name="N120" number:title="vierzehn Stellen">
      <number:number number:decimal-places="14" number:min-integer-digits="1"/>
    </number:number-style>
    <number:number-style style:name="N121">
      <number:number number:decimal-places="16" number:min-integer-digits="1"/>
    </number:number-style>
    <number:number-style style:name="N122">
      <number:number number:decimal-places="1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7" number:min-integer-digits="1"/>
    </number:number-style>
    <number:number-style style:name="N128">
      <number:number number:decimal-places="8" number:min-integer-digits="1"/>
    </number:number-style>
    <number:number-style style:name="N129">
      <number:number number:decimal-places="9" number:min-integer-digits="1"/>
    </number:number-style>
    <number:number-style style:name="N130">
      <number:number number:decimal-places="10" number:min-integer-digits="1"/>
    </number:number-style>
    <number:number-style style:name="N131">
      <number:number number:decimal-places="11" number:min-integer-digits="1"/>
    </number:number-style>
    <number:number-style style:name="N132">
      <number:number number:decimal-places="12" number:min-integer-digits="1"/>
    </number:number-style>
    <number:number-style style:name="N133">
      <number:number number:decimal-places="13" number:min-integer-digits="1"/>
    </number:number-style>
    <number:number-style style:name="N134">
      <number:number number:decimal-places="17" number:min-integer-digits="1"/>
    </number:number-style>
    <number:number-style style:name="N135">
      <number:number number:decimal-places="18" number:min-integer-digits="1"/>
    </number:number-style>
    <number:number-style style:name="N136">
      <number:number number:decimal-places="19" number:min-integer-digits="1"/>
    </number:number-style>
    <number:number-style style:name="N137">
      <number:number number:decimal-places="20" number:min-integer-digits="1"/>
    </number:number-style>
    <style:style style:name="Default" style:family="table-cell">
      <style:text-properties style:font-name="Courier New" fo:language="zxx" fo:country="none"/>
    </style:style>
    <style:style style:name="Result" style:family="table-cell" style:parent-style-name="Default">
      <style:text-properties fo:color="#000080" fo:font-style="normal" style:text-underline-style="none" fo:font-weight="normal"/>
    </style:style>
    <style:style style:name="Result2" style:family="table-cell" style:parent-style-name="Result" style:data-style-name="N117">
      <style:text-properties fo:font-weight="normal"/>
    </style:style>
    <style:style style:name="Heading" style:family="table-cell" style:parent-style-name="text">
      <style:table-cell-properties style:text-align-source="fix" style:repeat-content="false"/>
      <style:paragraph-properties fo:text-align="center" fo:margin-left="0in"/>
      <style:text-properties fo:font-weight="bold"/>
    </style:style>
    <style:style style:name="Heading1" style:family="table-cell" style:parent-style-name="Heading">
      <style:table-cell-properties style:rotation-angle="0"/>
      <style:text-properties fo:font-style="italic"/>
    </style:style>
    <style:style style:name="science" style:family="table-cell" style:parent-style-name="Default" style:data-style-name="N118"/>
    <style:style style:name="text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.0835in"/>
      <style:text-properties fo:hyphenate="true"/>
    </style:style>
    <style:style style:name="MuPad" style:family="table-cell" style:parent-style-name="Default" style:data-style-name="N5116">
      <style:text-properties fo:color="#0000ff" fo:font-size="10pt" fo:language="en" fo:country="US"/>
    </style:style>
    <style:style style:name="text_20_en" style:display-name="text en" style:family="table-cell" style:parent-style-name="text">
      <style:text-properties fo:language="en" fo:country="US"/>
    </style:style>
    <style:style style:name="text_20_de" style:display-name="text de" style:family="table-cell" style:parent-style-name="text" style:data-style-name="N10100">
      <style:text-properties fo:language="de" fo:country="DE"/>
    </style:style>
    <style:style style:name="high_20_precision_20_fixed" style:display-name="high precision fixed" style:family="table-cell" style:parent-style-name="Default" style:data-style-name="N119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4">11/04/2010</text:date>, <text:time>21:22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11T18:31:55.34</meta:creation-date>
    <dc:title>development</dc:title>
    <meta:editing-duration>PT4H14M25S</meta:editing-duration>
    <meta:editing-cycles>32</meta:editing-cycles>
    <meta:generator>LibreOffice/3.3$Linux OpenOffice.org_project/330m12$Build-1</meta:generator>
    <meta:initial-creator>Regina Henschel</meta:initial-creator>
    <dc:date>2010-11-04T21:21:18</dc:date>
    <meta:document-statistic meta:table-count="5" meta:cell-count="340" meta:object-count="0"/>
    <meta:user-defined meta:name="Info 1"/>
    <meta:user-defined meta:name="Info 2"/>
    <meta:user-defined meta:name="Info 3"/>
    <meta:user-defined meta:name="Info 4"/>
    <meta:template xlink:type="simple" xlink:actuate="onRequest" xlink:title="development" xlink:href="../../../../../../../../myoffice/template/meineStandards/development.ots" meta:date="2010-09-11T18:31:52.79"/>
  </office:meta>
</office:document-meta>
</file>